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mm" table:align="left"/>
    </style:style>
    <style:style style:name="Tableau1.A" style:family="table-column">
      <style:table-column-properties style:column-width="18.04mm"/>
    </style:style>
    <style:style style:name="Tableau1.B" style:family="table-column">
      <style:table-column-properties style:column-width="13.28mm"/>
    </style:style>
    <style:style style:name="Tableau1.D" style:family="table-column">
      <style:table-column-properties style:column-width="88.34mm"/>
    </style:style>
    <style:style style:name="Tableau1.E" style:family="table-column">
      <style:table-column-properties style:column-width="37.04mm"/>
    </style:style>
    <style:style style:name="Tableau1.A1" style:family="table-cell">
      <style:table-cell-properties style:vertical-align="middle" fo:padding="0.49mm" fo:border="none"/>
    </style:style>
    <style:style style:name="Tableau1.B2" style:family="table-cell" style:data-style-name="N0">
      <style:table-cell-properties style:vertical-align="middle" fo:padding="0.49mm" fo:border="none"/>
    </style:style>
    <style:style style:name="P1" style:family="paragraph" style:parent-style-name="Table_20_Heading">
      <style:text-properties fo:font-size="12pt" style:font-size-asian="12pt" style:font-size-complex="12pt"/>
    </style:style>
    <style:style style:name="P2" style:family="paragraph" style:parent-style-name="Standard">
      <style:text-properties fo:language="fr" fo:country="FR"/>
    </style:style>
    <style:style style:name="P3" style:family="paragraph" style:parent-style-name="Standard" style:list-style-name="L1"/>
    <style:style style:name="P4" style:family="paragraph" style:parent-style-name="Standard" style:list-style-name="L2"/>
    <style:style style:name="T1" style:family="text">
      <style:text-properties fo:language="fr" fo:country="F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Extension TVA</text:p>
      <text:p text:style-name="Standard"/>
      <text:h text:style-name="Heading_20_1" text:outline-level="1">Avertissement </text:h>
      <text:p text:style-name="Standard">Les informations rentrées en écritures directes ne sont pas toujours prises en compte par l'extension TVA. Il s'agit <text:s/>:</text:p>
      <text:list xml:id="list974345092" text:style-name="L1">
        <text:list-item>
          <text:p text:style-name="P3">des ventes pour la déclaration mensuelle et <text:s/>trimestrielle </text:p>
        </text:list-item>
        <text:list-item>
          <text:p text:style-name="P3">des achats pour la déclaration mensuelle et trimestrielle </text:p>
        </text:list-item>
      </text:list>
      <text:p text:style-name="Standard">A partir de la version 5-3030 on ne peut plus écrire dans les livres de ventes et d'achat de cette façon.</text:p>
      <text:p text:style-name="Standard"/>
      <text:p text:style-name="Standard">Si par exemple, vous achetez un bien d'investissement, encodez-le dans le journal achat, vous pouvez faire un journal achat uniquement pour les biens d'investissement mais surtout n'utilisez pas l'écriture directe. </text:p>
      <text:p text:style-name="Standard"/>
      <text:p text:style-name="avertissement">Vérifier bien les montants déclarés avant d'envoyer votre déclaration trimestrielles</text:p>
      <text:h text:style-name="Heading_20_1" text:outline-level="1">Le paramètrage</text:h>
      <text:p text:style-name="Standard"/>
      <text:p text:style-name="Standard">Dans le menu, paramètre <text:span text:style-name="T1">→ TVA, vous devriez avoir ces valeurs, les postes comptables manquants doivent être ajoutée dans paramètre → Plan Comptable.</text:span></text:p>
      <text:p text:style-name="P2"/>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Table_20_Heading">Label </text:p>
          </table:table-cell>
          <table:table-cell table:style-name="Tableau1.A1" office:value-type="string">
            <text:p text:style-name="Table_20_Heading">Code</text:p>
          </table:table-cell>
          <table:table-cell table:style-name="Tableau1.A1" office:value-type="string">
            <text:p text:style-name="Table_20_Heading">Taux</text:p>
          </table:table-cell>
          <table:table-cell table:style-name="Tableau1.A1" office:value-type="string">
            <text:p text:style-name="P1">Commentaire</text:p>
          </table:table-cell>
          <table:table-cell table:style-name="Tableau1.A1" office:value-type="string">
            <text:p text:style-name="Table_20_Heading"><text:s/>Poste</text:p>
          </table:table-cell>
        </table:table-row>
        <table:table-row>
          <table:table-cell table:style-name="Tableau1.A1" office:value-type="string">
            <text:p text:style-name="Table_20_Contents">0% </text:p>
          </table:table-cell>
          <table:table-cell table:style-name="Tableau1.B2" office:value-type="float" office:value="4">
            <text:p text:style-name="Table_20_Contents">4</text:p>
          </table:table-cell>
          <table:table-cell table:style-name="Tableau1.A1" office:value-type="string">
            <text:p text:style-name="Table_20_Contents">0.0000 </text:p>
          </table:table-cell>
          <table:table-cell table:style-name="Tableau1.A1" office:value-type="string">
            <text:p text:style-name="Table_20_Contents">Aucune tva n'est applicable </text:p>
          </table:table-cell>
          <table:table-cell table:style-name="Tableau1.A1" office:value-type="string">
            <text:p text:style-name="Table_20_Contents">4114,4514 </text:p>
          </table:table-cell>
        </table:table-row>
        <table:table-row>
          <table:table-cell table:style-name="Tableau1.A1" office:value-type="string">
            <text:p text:style-name="Table_20_Contents">12% </text:p>
          </table:table-cell>
          <table:table-cell table:style-name="Tableau1.B2" office:value-type="float" office:value="2">
            <text:p text:style-name="Table_20_Contents">2</text:p>
          </table:table-cell>
          <table:table-cell table:style-name="Tableau1.A1" office:value-type="string">
            <text:p text:style-name="Table_20_Contents">0.1200 </text:p>
          </table:table-cell>
          <table:table-cell table:style-name="Tableau1.A1" office:value-type="string">
            <text:p text:style-name="Table_20_Contents">Tva </text:p>
          </table:table-cell>
          <table:table-cell table:style-name="Tableau1.A1" office:value-type="string">
            <text:p text:style-name="Table_20_Contents">4112,4512 </text:p>
          </table:table-cell>
        </table:table-row>
        <table:table-row>
          <table:table-cell table:style-name="Tableau1.A1" office:value-type="string">
            <text:p text:style-name="Table_20_Contents">21% </text:p>
          </table:table-cell>
          <table:table-cell table:style-name="Tableau1.B2" office:value-type="float" office:value="1">
            <text:p text:style-name="Table_20_Contents">1</text:p>
          </table:table-cell>
          <table:table-cell table:style-name="Tableau1.A1" office:value-type="string">
            <text:p text:style-name="Table_20_Contents">0.2100 </text:p>
          </table:table-cell>
          <table:table-cell table:style-name="Tableau1.A1" office:value-type="string">
            <text:p text:style-name="Table_20_Contents">Tva applicable à tout ce qui bien et service divers </text:p>
          </table:table-cell>
          <table:table-cell table:style-name="Tableau1.A1" office:value-type="string">
            <text:p text:style-name="Table_20_Contents">4111,4511</text:p>
          </table:table-cell>
        </table:table-row>
        <table:table-row>
          <table:table-cell table:style-name="Tableau1.A1" office:value-type="string">
            <text:p text:style-name="Table_20_Contents">6% </text:p>
          </table:table-cell>
          <table:table-cell table:style-name="Tableau1.B2" office:value-type="float" office:value="3">
            <text:p text:style-name="Table_20_Contents">3</text:p>
          </table:table-cell>
          <table:table-cell table:style-name="Tableau1.A1" office:value-type="string">
            <text:p text:style-name="Table_20_Contents">0.0600 </text:p>
          </table:table-cell>
          <table:table-cell table:style-name="Tableau1.A1" office:value-type="string">
            <text:p text:style-name="Table_20_Contents">Tva applicable aux journaux et livres </text:p>
          </table:table-cell>
          <table:table-cell table:style-name="Tableau1.A1" office:value-type="string">
            <text:p text:style-name="Table_20_Contents">4113,4513 </text:p>
          </table:table-cell>
        </table:table-row>
        <table:table-row>
          <table:table-cell table:style-name="Tableau1.A1" office:value-type="string">
            <text:p text:style-name="Table_20_Contents">ART44 </text:p>
          </table:table-cell>
          <table:table-cell table:style-name="Tableau1.A1" office:value-type="string">
            <text:p text:style-name="Table_20_Contents">??</text:p>
          </table:table-cell>
          <table:table-cell table:style-name="Tableau1.A1" office:value-type="string">
            <text:p text:style-name="Table_20_Contents">0.0000 </text:p>
          </table:table-cell>
          <table:table-cell table:style-name="Tableau1.A1" office:value-type="string">
            <text:p text:style-name="Table_20_Contents">Opérations pour les opérations avec des assujettis à l'art 44 Code TVA </text:p>
          </table:table-cell>
          <table:table-cell table:style-name="Tableau1.A1" office:value-type="string">
            <text:p text:style-name="Table_20_Contents">41143,45143 </text:p>
          </table:table-cell>
        </table:table-row>
        <table:table-row>
          <table:table-cell table:style-name="Tableau1.A1" office:value-type="string">
            <text:p text:style-name="Table_20_Contents">COC </text:p>
          </table:table-cell>
          <table:table-cell table:style-name="Tableau1.A1" office:value-type="string">
            <text:p text:style-name="Table_20_Contents">??</text:p>
          </table:table-cell>
          <table:table-cell table:style-name="Tableau1.A1" office:value-type="string">
            <text:p text:style-name="Table_20_Contents">0.0000 </text:p>
          </table:table-cell>
          <table:table-cell table:style-name="Tableau1.A1" office:value-type="string">
            <text:p text:style-name="Table_20_Contents">Opérations avec des cocontractants </text:p>
          </table:table-cell>
          <table:table-cell table:style-name="Tableau1.A1" office:value-type="string">
            <text:p text:style-name="Table_20_Contents">41144,45144 </text:p>
          </table:table-cell>
        </table:table-row>
        <table:table-row>
          <table:table-cell table:style-name="Tableau1.A1" office:value-type="string">
            <text:p text:style-name="Table_20_Contents">EXPORT </text:p>
          </table:table-cell>
          <table:table-cell table:style-name="Tableau1.A1" office:value-type="string">
            <text:p text:style-name="Table_20_Contents"/>
          </table:table-cell>
          <table:table-cell table:style-name="Tableau1.A1" office:value-type="string">
            <text:p text:style-name="Table_20_Contents">0.0000 </text:p>
          </table:table-cell>
          <table:table-cell table:style-name="Tableau1.A1" office:value-type="string">
            <text:p text:style-name="Table_20_Contents">Tva pour les exportations </text:p>
          </table:table-cell>
          <table:table-cell table:style-name="Tableau1.A1" office:value-type="string">
            <text:p text:style-name="Table_20_Contents">41141,45144</text:p>
          </table:table-cell>
        </table:table-row>
        <table:table-row>
          <table:table-cell table:style-name="Tableau1.A1" office:value-type="string">
            <text:p text:style-name="Table_20_Contents">INTRA </text:p>
          </table:table-cell>
          <table:table-cell table:style-name="Tableau1.A1" office:value-type="string">
            <text:p text:style-name="Table_20_Contents"/>
          </table:table-cell>
          <table:table-cell table:style-name="Tableau1.A1" office:value-type="string">
            <text:p text:style-name="Table_20_Contents">0.0000 </text:p>
          </table:table-cell>
          <table:table-cell table:style-name="Tableau1.A1" office:value-type="string">
            <text:p text:style-name="Table_20_Contents">Tva pour les livraisons / acquisition intra communautaires </text:p>
          </table:table-cell>
          <table:table-cell table:style-name="Tableau1.A1" office:value-type="string">
            <text:p text:style-name="Table_20_Contents">41142,45142</text:p>
          </table:table-cell>
        </table:table-row>
      </table:table>
      <text:p text:style-name="Standard"/>
      <text:p text:style-name="Standard">Il est évident que les opérations sont généralement repérées grâce au code <text:s/>pour la TVA, malheureusement on ne donne pas le solde du poste comptable TVA, on doit calculer le montant HTVA c'est à dire les postes de vente ou d'achat utilisées dans les opérations, <text:s/>par exemple : biens d'investissement, marchandises à l'entrée... et pour lequel il y a effectivement une TVA.</text:p>
      <text:p text:style-name="Standard"/>
      <text:p text:style-name="Standard">Ce qui explique que dans paramètre il y a 2 colonnes, la première est le code de TVA et le second le poste qui doit fonctionner avec <text:s/>le premier.</text:p>
      <text:p text:style-name="Standard"/>
      <text:p text:style-name="Standard">Par exemple: pour la TVA sur un bien d'investissement acheté en Belgique, il faudrait une opérations qui a un compte 2... et un code TVA 3 (tva à déduire à 21%)</text:p>
      <text:p text:style-name="Standard">donc pour la grille 83 (bien d'investissement) on verra le poste comptable 1 et dans l'autre colonne les postes 22,23,24 et 25,</text:p>
      <text:p text:style-name="Standard"/>
      <text:p text:style-name="Standard">Dans les colonnes, on peut indiquer plusieurs postes comptables, on peut aussi utiliser le symbole <text:soft-page-break/>« % » pour indiquer qu'on utilise les taux qui en dépendent, les postes doivent être séparés par une virgule. Pour les codes TVA, on peut aussi en utiliser plusieurs séparé par une virgule</text:p>
      <text:p text:style-name="Standard"/>
      <text:p text:style-name="Standard">Exemple :</text:p>
      <text:p text:style-name="Standard">Grille 81, opérations sur les marchandises on a le compte 60% qui reprendra tous les postes </text:p>
      <text:p text:style-name="Standard">comptable commençant par 60.</text:p>
      <text:p text:style-name="Standard"/>
      <text:p text:style-name="Standard">Cas particulier</text:p>
      <text:p text:style-name="Standard">La grille 62 n'est pas calculée automatiquement</text:p>
      <text:p text:style-name="Standard"/>
      <text:p text:style-name="Standard">Pour les intracommunautaires, il faut différencier les postes comptables pour les services et pour les marchandises, utilisez alors 70 pour les prestations de services et 71 pour les ventes de marchandises.</text:p>
      <text:h text:style-name="Heading_20_1" text:outline-level="1">Listing intracommunautaires</text:h>
      <text:p text:style-name="Text_20_body">On charge d'abord les clients ayant un numéro de TVA ne commençant pas par BE. Il est donc important de bien vérifier les numéros de TVA de vos fiches.</text:p>
      <text:p text:style-name="Text_20_body">On utilise les opérations effectuées avec les codes TVA indiqués dans GRIL44 et GRIL46 (voir paramètre)</text:p>
      <text:h text:style-name="Heading_20_1" text:outline-level="1">Listing assujettis</text:h>
      <text:p text:style-name="Text_20_body">On charge d'abord les clients ayant un numéro de TVA commençant par BE. Il est donc important de bien vérifier les numéros de TVA de vos fiches.</text:p>
      <text:p text:style-name="Text_20_body"/>
      <text:h text:style-name="Heading_20_1" text:outline-level="1">information</text:h>
      <text:h text:style-name="Heading_20_1" text:outline-level="1"/>
      <text:p text:style-name="Standard">Voir le manuel PDF (625-notice.pdf) ainsi que le code de la TVA sur fisconet.be (<text:a xlink:type="simple" xlink:href="http://ccff02.minfin.fgov.be/KMWeb/document.do?method=view&amp;id=7769dc7c-a852-4b9a-9885-27114b9de8f0#findHighlighted">http://ccff02.minfin.fgov.be/KMWeb/document.do?method=view&amp;id=7769dc7c-a852-4b9a-9885-27114b9de8f0#findHighlighted</text:a>)</text:p>
      <text:p text:style-name="Standard"/>
      <text:p text:style-name="Standard"/>
      <text:p text:style-name="Standard"/>
      <text:h text:style-name="Heading_20_1" text:outline-level="1">Test</text:h>
      <text:p text:style-name="Standard"/>
      <text:list xml:id="list1507274714" text:style-name="L2">
        <text:list-item>
          <text:p text:style-name="P4">achat de marchandises à 21% pour un montant HTVA de 100</text:p>
        </text:list-item>
        <text:list-item>
          <text:p text:style-name="P4">achat de documentation à 6% pour un montant HTVA de 25</text:p>
        </text:list-item>
        <text:list-item>
          <text:p text:style-name="P4">Achat de carburant à 0% pour un montant de 54</text:p>
        </text:list-item>
        <text:list-item>
          <text:p text:style-name="P4">Vente à un assujetti en France pour 150€ HTVA de service</text:p>
        </text:list-item>
        <text:list-item>
          <text:p text:style-name="P4">Vente à un assujetti en France pour 75€ HTVA de marchandise</text:p>
        </text:list-item>
        <text:list-item>
          <text:p text:style-name="P4">Vente à un non assujetti allemand pour 15€</text:p>
        </text:list-item>
        <text:list-item>
          <text:p text:style-name="P4">Achat en Espagne de marchandises de 1500€ à un assujetti</text:p>
        </text:list-item>
        <text:list-item>
          <text:p text:style-name="P4">Vente à un assujetti Belge pour 150€ à 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vertissement" style:family="paragraph" style:parent-style-name="Standard">
      <style:text-properties fo:color="#ff0000" fo:font-weight="bold" fo:background-color="#ffcc99"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31T12:59:19</meta:creation-date>
    <meta:generator>OpenOffice.org/3.0$Linux OpenOffice.org_project/300m15$Build-9379</meta:generator>
    <dc:date>2010-04-17T17:34:34</dc:date>
    <meta:editing-duration>PT16H48M18S</meta:editing-duration>
    <meta:editing-cycles>59</meta:editing-cycles>
    <meta:document-statistic meta:table-count="1" meta:image-count="0" meta:object-count="0" meta:page-count="2" meta:paragraph-count="80" meta:word-count="647" meta:character-count="392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Première version" VL:creator="" dc:date-time="2010-04-11T18:38:24"/>
  <VL:version-entry VL:title="Version2" VL:comment="Ajout d'une seconde colonne dans paramètre" VL:creator="" dc:date-time="2010-04-11T18:38:36"/>
</VL:version-list>
</file>